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Invio Promemoria.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mpiegato asilo.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impiegato.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935836625" text:style-name="Numerazione_20_UC">
              <text:list-item text:start-value="1">
                <text:p text:style-name="Azione_20_attore">L'utente accede alla sezione per inviare le mail.</text:p>
              </text:list-item>
              <text:list-item>
                <text:p text:style-name="Azione_20_sistema">Il sistema mostra un form dove vengono visualizzati tutti gli inscritti.</text:p>
              </text:list-item>
              <text:list-item>
                <text:p text:style-name="Azione_20_attore">L'utente seleziona il tipo di mail da inviare scegliendo tra <text:span text:style-name="T1">Promemoria fattura</text:span> oppure <text:span text:style-name="T1">Promemoria pagamento.</text:span></text:p>
              </text:list-item>
              <text:list-item>
                <text:p text:style-name="Azione_20_attore">L'utente seleziona il destinatario e spedisce l'email.</text:p>
              </text:list-item>
            </text:list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Il sistema mostra un messaggio di conferma.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Table_20_Contents"><text:span text:style-name="T2">Nel caso di un errore utente, il sistema mostra all’utente un </text:span><text:span text:style-name="T3">messaggio di errore che indica l'errore verificatosi.</text:span></text:p>
            <text:p text:style-name="Table_20_Contents">Nel caso di annullamento, il sistema ritorna alla sezione iniziale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sistema deve visualizzare messaggio di conferma o di errore in meno di 20 secondi dall'invio della mail.</text:p>
          </table:table-cell>
        </table:table-row>
      </table:table>
      <text:p text:style-name="P4">Invio di una mail di promemo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14:03:26.40</meta:creation-date>
    <meta:editing-duration>P0D</meta:editing-duration>
    <meta:editing-cycles>8</meta:editing-cycles>
    <meta:generator>LibreOffice/3.5$Linux_X86_64 LibreOffice_project/350m1$Build-2</meta:generator>
    <dc:date>2012-10-29T13:13:01</dc:date>
    <meta:document-statistic meta:table-count="1" meta:image-count="0" meta:object-count="0" meta:page-count="1" meta:paragraph-count="19" meta:word-count="138" meta:character-count="611" meta:non-whitespace-character-count="779"/>
  </office:meta>
</office:document-meta>
</file>